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Parametros_Estacion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arámetro\Estación</text:p>
          </table:table-cell>
          <table:table-cell office:value-type="string">
            <text:p>RCA-01</text:p>
          </table:table-cell>
          <table:table-cell office:value-type="string">
            <text:p>RCA-02</text:p>
          </table:table-cell>
          <table:table-cell office:value-type="string">
            <text:p>RCA-03</text:p>
          </table:table-cell>
          <table:table-cell office:value-type="string">
            <text:p>RCA-04</text:p>
          </table:table-cell>
          <table:table-cell office:value-type="string">
            <text:p>RCA-05</text:p>
          </table:table-cell>
          <table:table-cell office:value-type="string">
            <text:p>RCA-06</text:p>
          </table:table-cell>
          <table:table-cell office:value-type="string">
            <text:p>RCA-07</text:p>
          </table:table-cell>
          <table:table-cell office:value-type="string">
            <text:p>RCA-08</text:p>
          </table:table-cell>
          <table:table-cell office:value-type="string">
            <text:p>RCA-09</text:p>
          </table:table-cell>
          <table:table-cell/>
        </table:table-row>
        <table:table-row>
          <table:table-cell office:value-type="string">
            <text:p>Sulfat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ofitina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at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Índice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it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AMs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at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ontenedores_Estacion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tenedor\Estación</text:p>
          </table:table-cell>
          <table:table-cell office:value-type="string">
            <text:p>RCA-01</text:p>
          </table:table-cell>
          <table:table-cell office:value-type="string">
            <text:p>RCA-02</text:p>
          </table:table-cell>
          <table:table-cell office:value-type="string">
            <text:p>RCA-03</text:p>
          </table:table-cell>
          <table:table-cell office:value-type="string">
            <text:p>RCA-04</text:p>
          </table:table-cell>
          <table:table-cell office:value-type="string">
            <text:p>RCA-05</text:p>
          </table:table-cell>
          <table:table-cell office:value-type="string">
            <text:p>RCA-06</text:p>
          </table:table-cell>
          <table:table-cell office:value-type="string">
            <text:p>RCA-07</text:p>
          </table:table-cell>
          <table:table-cell office:value-type="string">
            <text:p>RCA-08</text:p>
          </table:table-cell>
          <table:table-cell office:value-type="string">
            <text:p>RCA-09</text:p>
          </table:table-cell>
          <table:table-cell/>
        </table:table-row>
        <table:table-row>
          <table:table-cell office:value-type="string">
            <text:p>CEA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>
    <style:style style:name="co3" style:family="table-column">
      <style:table-column-properties fo:break-before="auto" style:column-width="4.5cm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3-24T09:41:24.765931</meta:creation-date>
    <dc:date>2015-03-24T09:41:24.771390</dc:date>
    <meta:generator>http://pypi.python.org/pypi/ezodf/0.1.0$Python2.7.8 (default, Sep 30 2014, 15:34:38) [GCC]</meta:generator>
    <meta:document-statistic/>
    <meta:editing-cycles>1</meta:editing-cycles>
  </office:meta>
</office:document-meta>
</file>